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67b10" officeooo:paragraph-rsid="00167b10"/>
    </style:style>
    <style:style style:name="P2" style:family="paragraph" style:parent-style-name="Standard">
      <style:text-properties officeooo:rsid="0016b3d1" officeooo:paragraph-rsid="0016b3d1"/>
    </style:style>
    <style:style style:name="P3" style:family="paragraph" style:parent-style-name="Standard">
      <style:text-properties officeooo:rsid="0016b3d1" officeooo:paragraph-rsid="001b6c2a"/>
    </style:style>
    <style:style style:name="P4" style:family="paragraph" style:parent-style-name="Standard">
      <style:text-properties officeooo:rsid="0016b3d1" officeooo:paragraph-rsid="001d4c68"/>
    </style:style>
    <style:style style:name="P5" style:family="paragraph" style:parent-style-name="Standard">
      <style:text-properties officeooo:rsid="0018cbc3" officeooo:paragraph-rsid="0018cbc3"/>
    </style:style>
    <style:style style:name="P6" style:family="paragraph" style:parent-style-name="Heading_20_1" style:list-style-name=""/>
    <style:style style:name="P7" style:family="paragraph" style:parent-style-name="Heading_20_1">
      <style:paragraph-properties fo:break-before="page"/>
    </style:style>
    <style:style style:name="T1" style:family="text">
      <style:text-properties officeooo:rsid="00167b10"/>
    </style:style>
    <style:style style:name="T2" style:family="text">
      <style:text-properties officeooo:rsid="0016b3d1"/>
    </style:style>
    <style:style style:name="T3" style:family="text">
      <style:text-properties fo:font-style="italic" style:font-style-asian="italic" style:font-style-complex="italic"/>
    </style:style>
    <style:style style:name="T4" style:family="text">
      <style:text-properties officeooo:rsid="001779d9"/>
    </style:style>
    <style:style style:name="T5" style:family="text">
      <style:text-properties officeooo:rsid="0017d3ba"/>
    </style:style>
    <style:style style:name="T6" style:family="text">
      <style:text-properties officeooo:rsid="0018cdd7"/>
    </style:style>
    <style:style style:name="T7" style:family="text">
      <style:text-properties officeooo:rsid="0019b52f"/>
    </style:style>
    <style:style style:name="T8" style:family="text">
      <style:text-properties officeooo:rsid="001db4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SCP database descriptions</text:p>
      <text:p text:style-name="P1"/>
      <text:p text:style-name="P1"/>
      <text:h text:style-name="Heading_20_1" text:outline-level="1"><text:span text:style-name="T1">Database:</text:span> vscpd</text:h>
      <text:p text:style-name="P1">Contains information related to the VSCP daemon. This is a read-only or at least seldom write database that safely can be placed on write limited media</text:p>
      <text:p text:style-name="P1"/>
      <text:p text:style-name="P2">Normally stored in <text:span text:style-name="T3">/srv/vscp</text:span></text:p>
      <text:h text:style-name="Heading_20_2" text:outline-level="2"><text:span text:style-name="T1">Table: </text:span>settings</text:h>
      <text:p text:style-name="P1">Mirror of settings from vscpd XML file. This is just one record. The first record will be used.</text:p>
      <text:h text:style-name="Heading_20_2" text:outline-level="2">Table: user</text:h>
      <text:p text:style-name="P1">Define users.</text:p>
      <text:h text:style-name="Heading_20_2" text:outline-level="2">Table: group</text:h>
      <text:p text:style-name="P1">Define user groups.</text:p>
      <text:h text:style-name="Heading_20_2" text:outline-level="2">Table: grouplinks</text:h>
      <text:p text:style-name="P1">links users to groups. One user can be part of many groups.</text:p>
      <text:h text:style-name="Heading_20_2" text:outline-level="2">Table: interfaces</text:h>
      <text:p text:style-name="P1">Links an interface named with a GUID on the VSCP daemon. Makes it</text:p>
      <text:p text:style-name="P1">possible to refer to interfaces by names instead of GUID.</text:p>
      <text:h text:style-name="Heading_20_2" text:outline-level="2">Table: location</text:h>
      <text:p text:style-name="P1">Defines a location with the hemp of zone and sub zone.</text:p>
      <text:h text:style-name="Heading_20_2" text:outline-level="2">Table: driver</text:h>
      <text:p text:style-name="P1">Defines loadable drivers.</text:p>
      <text:h text:style-name="Heading_20_2" text:outline-level="2">Table: guid</text:h>
      <text:p text:style-name="P1">Links names and GUID's. <text:s/></text:p>
      <text:p text:style-name="P1">Makes it possible to <text:span text:style-name="T7">refer</text:span> to interfaces by names instead of GUID.</text:p>
      <text:p text:style-name="P1"/>
      <text:p text:style-name="P1"/>
      <text:p text:style-name="P1"/>
      <text:p text:style-name="P1"/>
      <text:p text:style-name="P1"/>
      <text:p text:style-name="P1"/>
      <text:p text:style-name="P1"/>
      <text:h text:style-name="Heading_20_1" text:outline-level="1"><text:soft-page-break/><text:span text:style-name="T2">Database: </text:span>vscp_data</text:h>
      <text:p text:style-name="P1">This database contains general VSCP information about classes/types/units and data-format. <text:span text:style-name="T6">This file can be placed in a read-only location.</text:span></text:p>
      <text:p text:style-name="P1"/>
      <text:p text:style-name="P3">Normally stored in <text:span text:style-name="T3">/srv/vscp</text:span></text:p>
      <text:h text:style-name="Heading_20_2" text:outline-level="2">vscp_class</text:h>
      <text:p text:style-name="P1">Defined VSCP classes.</text:p>
      <text:h text:style-name="Heading_20_2" text:outline-level="2">vscp_type</text:h>
      <text:p text:style-name="P1">Defined VSCP types.</text:p>
      <text:h text:style-name="Heading_20_2" text:outline-level="2">vscp_unit</text:h>
      <text:p text:style-name="P1">Defined units for a class/type.</text:p>
      <text:h text:style-name="Heading_20_2" text:outline-level="2">vscp_data_description</text:h>
      <text:p text:style-name="P1">Description of data for a class/type.</text:p>
      <text:p text:style-name="P1"/>
      <text:p text:style-name="P1"/>
      <text:p text:style-name="P1"/>
      <text:p text:style-name="P1"/>
      <text:p text:style-name="P1"/>
      <text:p text:style-name="P1"/>
      <text:h text:style-name="P6" text:outline-level="1"/>
      <text:h text:style-name="P7" text:outline-level="1"><text:span text:style-name="T4">Database:</text:span> <text:span text:style-name="T8">vscp_</text:span>variable</text:h>
      <text:p text:style-name="P5">This database holds persistent variables. It must be placed in a location that <text:span text:style-name="T7">can be written.</text:span></text:p>
      <text:p text:style-name="P5"/>
      <text:p text:style-name="P4">Normally stored in <text:span text:style-name="T3">/srv/vscp</text:span></text:p>
      <text:h text:style-name="Heading_20_2" text:outline-level="2">variable</text:h>
      <text:p text:style-name="P1">Defines persistent variables</text:p>
      <text:p text:style-name="P1"/>
      <text:p text:style-name="P1"/>
      <text:p text:style-name="P1"/>
      <text:p text:style-name="P1"/>
      <text:p text:style-name="P1"/>
      <text:p text:style-name="P1"/>
      <text:h text:style-name="P6" text:outline-level="1"/>
      <text:h text:style-name="P7" text:outline-level="1"><text:span text:style-name="T5">Database:</text:span> dm</text:h>
      <text:p text:style-name="P5">This is the decision matrix file for the daemon. The data in the table can be edited in the web interface and therefore be saved. But if this is not necessary the file can be placed at a read-only location. </text:p>
      <text:p text:style-name="P5"/>
      <text:p text:style-name="P4">Normally stored in <text:span text:style-name="T3">/srv/vscp</text:span></text:p>
      <text:h text:style-name="Heading_20_2" text:outline-level="2">dm</text:h>
      <text:p text:style-name="P1">Decision matrix rows loaded into memory when the mac<text:span text:style-name="T5">h</text:span>ine starts up. </text:p>
      <text:p text:style-name="P1">Also loaded from <text:span text:style-name="T5">the VSCP daemon </text:span>config<text:span text:style-name="T5">uration</text:span>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e Hedman</meta:initial-creator>
    <meta:creation-date>2016-05-30T21:26:08.985811833</meta:creation-date>
    <dc:date>2016-05-30T21:54:16.655442740</dc:date>
    <dc:creator>Ake Hedman</dc:creator>
    <meta:editing-duration>PT28M3S</meta:editing-duration>
    <meta:editing-cycles>11</meta:editing-cycles>
    <meta:generator>LibreOffice/4.3.3.2$Linux_X86_64 LibreOffice_project/430m0$Build-2</meta:generator>
    <meta:document-statistic meta:table-count="0" meta:image-count="0" meta:object-count="0" meta:page-count="4" meta:paragraph-count="44" meta:word-count="277" meta:character-count="1702" meta:non-whitespace-character-count="1465"/>
  </office:meta>
</office:document-meta>
</file>